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6" style:family="paragraph">
      <loext:graphic-properties draw:fill-color="#99ff66" draw:opacity="15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-color="#ff6600" draw:opacity="15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1" style:family="paragraph">
      <loext:graphic-properties draw:fill-color="#99ff66" draw:opacity="100%"/>
      <style:paragraph-properties fo:text-align="center"/>
      <style:text-properties fo:font-size="12pt"/>
    </style:style>
    <style:style style:name="P12" style:family="paragraph">
      <loext:graphic-properties draw:fill-color="#801900" draw:opacity="100%"/>
      <style:paragraph-properties fo:text-align="center"/>
      <style:text-properties fo:font-size="12pt"/>
    </style:style>
    <style:style style:name="P13" style:family="paragraph">
      <loext:graphic-properties draw:fill-color="#ff6600" draw:opacity="100%"/>
      <style:paragraph-properties fo:text-align="center"/>
      <style:text-properties fo:font-size="12pt"/>
    </style:style>
    <style:style style:name="P1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gr1" style:family="graphic">
      <style:graphic-properties draw:fill-color="#8019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00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ff00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9" draw:name="Shape 10" draw:style-name="gr9" draw:text-style-name="P11" svg:width="0.1335in" svg:height="0.1335in" svg:x="2.5437in" svg:y="0.411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27" draw:style-name="gr16" draw:text-style-name="P15" svg:width="0.1362in" svg:height="0.1362in" svg:x="1.3756in" svg:y="0.4138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0" draw:name="Shape 22" draw:style-name="gr18" draw:text-style-name="P13" svg:width="0.1343in" svg:height="0.1343in" svg:x="0.2547in" svg:y="0.4217in"><text:p/><draw:enhanced-geometry svg:viewBox="0 0 21600 21600" draw:type="rectangle" draw:enhanced-path="M 0 0 L 21600 0 21600 21600 0 21600 0 0 Z N"/></draw:custom-shape><draw:custom-shape text:anchor-type="paragraph" draw:z-index="9" draw:name="Shape 17" draw:style-name="gr19" draw:text-style-name="P9" svg:width="0.1358in" svg:height="0.1358in" svg:x="6.5693in" svg:y="0.4138in"><text:p/><draw:enhanced-geometry svg:viewBox="0 0 21600 21600" draw:type="rectangle" draw:enhanced-path="M 0 0 L 21600 0 21600 21600 0 21600 0 0 Z N"/></draw:custom-shape><draw:custom-shape text:anchor-type="paragraph" draw:z-index="1" draw:name="Shape 1" draw:style-name="gr24" draw:text-style-name="P10" svg:width="0.1358in" svg:height="0.1358in" svg:x="3.1075in" svg:y="0.422in"><text:p/><draw:enhanced-geometry svg:viewBox="0 0 21600 21600" draw:type="rectangle" draw:enhanced-path="M 0 0 L 21600 0 21600 21600 0 21600 0 0 Z N"/></draw:custom-shape><draw:custom-shape text:anchor-type="paragraph" draw:z-index="4" draw:name="Shape 4" draw:style-name="gr21" draw:text-style-name="P16" svg:width="0.135in" svg:height="0.135in" svg:x="4.2618in" svg:y="0.4209in"><text:p/><draw:enhanced-geometry svg:viewBox="0 0 21600 21600" draw:type="rectangle" draw:enhanced-path="M 0 0 L 21600 0 21600 21600 0 21600 0 0 Z N"/></draw:custom-shape><draw:custom-shape text:anchor-type="paragraph" draw:z-index="17" draw:name="Shape 7" draw:style-name="gr11" draw:text-style-name="P12" svg:width="0.1343in" svg:height="0.1343in" svg:x="5.4264in" svg:y="0.4209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><draw:custom-shape text:anchor-type="paragraph" draw:z-index="5" draw:name="Shape 13" draw:style-name="gr2" draw:text-style-name="P4" svg:width="0.1358in" svg:height="0.1358in" svg:x="0.1862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5" draw:style-name="gr20" draw:text-style-name="P12" svg:width="0.1362in" svg:height="0.1362in" svg:x="0.1937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15" draw:text-style-name="P14" svg:width="0.1362in" svg:height="0.1362in" svg:x="0.1917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6" draw:name="Shape 14" draw:style-name="gr18" draw:text-style-name="P13" svg:width="0.1343in" svg:height="0.1343in" svg:x="0.180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" draw:style-name="gr23" draw:text-style-name="P15" svg:width="0.135in" svg:height="0.135in" svg:x="0.1835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9" draw:text-style-name="P11" svg:width="0.1335in" svg:height="0.1335in" svg:x="0.19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8" draw:name="Shape 15" draw:style-name="gr3" draw:text-style-name="P5" svg:width="0.1335in" svg:height="0.1335in" svg:x="0.22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3" draw:style-name="gr12" draw:text-style-name="P11" svg:width="0.1358in" svg:height="0.1358in" svg:x="0.1736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1" draw:style-name="gr8" draw:text-style-name="P10" svg:width="0.1343in" svg:height="0.1343in" svg:x="0.1965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6" draw:style-name="gr17" draw:text-style-name="P16" svg:width="0.1358in" svg:height="0.1358in" svg:x="0.1984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9" draw:style-name="gr10" draw:text-style-name="P12" svg:width="0.135in" svg:height="0.135in" svg:x="0.1882in" svg:y="0.168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22" draw:text-style-name="P14" svg:width="0.135in" svg:height="0.135in" svg:x="0.1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2" draw:style-name="gr13" draw:text-style-name="P13" svg:width="0.135in" svg:height="0.1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14" draw:name="Shape 29" draw:style-name="gr14" draw:text-style-name="P7" svg:width="0.135in" svg:height="0.135in" svg:x="0.1846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2" draw:style-name="gr7" draw:text-style-name="P9" svg:width="0.135in" svg:height="0.135in" svg:x="0.178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2" draw:name="Shape 16" draw:style-name="gr6" draw:text-style-name="P8" svg:width="0.135in" svg:height="0.135in" svg:x="0.19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8" draw:style-name="gr5" draw:text-style-name="P7" svg:width="0.1362in" svg:height="0.1362in" svg:x="0.1917in" svg:y="0.1646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9" draw:style-name="gr4" draw:text-style-name="P6" svg:width="0.1335in" svg:height="0.1335in" svg:x="0.1846in" svg:y="0.163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5" draw:name="Shape 20" draw:style-name="gr3" draw:text-style-name="P5" svg:width="0.1335in" svg:height="0.1335in" svg:x="0.193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6" draw:name="Shape 21" draw:style-name="gr2" draw:text-style-name="P4" svg:width="0.1358in" svg:height="0.1358in" svg:x="0.204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><draw:custom-shape text:anchor-type="paragraph" draw:z-index="27" draw:name="Shape 23" draw:style-name="gr1" draw:text-style-name="P3" svg:width="0.1343in" svg:height="0.1343in" svg:x="0.1917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20:10:06.403981142</dc:date>
    <meta:editing-duration>PT3H13M10S</meta:editing-duration>
    <meta:editing-cycles>2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